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oard-Pin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sys_clk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Led[0]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Led[1]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ummy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tn[0]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tn[1]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IN_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PIN_2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IN_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PIN_4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IN_5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IN_6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IN_7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IN_8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IN_9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10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1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PIN_12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PIN_1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IN_14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PIN_15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PIN_16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IN_17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IN_18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19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IN_20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N_2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N_22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2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busy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IN_26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IN_27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IN_28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IN_29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IN_30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N_3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IN_32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IN_3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PIN_34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PIN_35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PIN_36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PIN_37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IN_38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PIN_39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PIN_40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IN_4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IN_42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PIN_4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N_44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IN_45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PIN_46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PIN_47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PIN_48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PMOD_JA_1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PMOD_JA_2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PMOD_JA_3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PMOD_JA_4</text:p>
          </table:table-cell>
          <table:table-cell office:value-type="string" calcext:value-type="string">
            <text:p>***********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MOD_JA_7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PMOD_JA_8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PMOD_JA_9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PMOD_JA_10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  <number:text>.</number:text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0T07:24:35.917064681</meta:creation-date>
    <dc:date>2024-09-28T14:36:25.245399517</dc:date>
    <meta:editing-duration>P1DT2H30M53S</meta:editing-duration>
    <meta:editing-cycles>59</meta:editing-cycles>
    <meta:generator>LibreOffice/5.3.6.1$Linux_X86_64 LibreOffice_project/30$Build-1</meta:generator>
    <meta:print-date>2024-09-25T20:04:30.717857270</meta:print-date>
    <meta:document-statistic meta:table-count="1" meta:cell-count="317" meta:object-count="0"/>
  </office:meta>
</office:document-meta>
</file>